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-color="#c0c0c0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fill-color="#c0c0c0" draw:fill-image-width="0cm" draw:fill-image-height="0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c0c0c0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1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1.5cm" svg:x="2.5cm" svg:y="5.5cm">
          <text:p text:style-name="P1">Apache +</text:p>
          <text:p text:style-name="P1">mod_proxy_balanc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4cm" svg:y="12.5cm">
          <text:p text:style-name="P1">SQLite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1" draw:layer="layout" svg:x1="7cm" svg:y1="11cm" svg:x2="6cm" svg:y2="12.5cm">
          <text:p/>
        </draw:line>
        <draw:line draw:style-name="gr2" draw:text-style-name="P1" draw:layer="layout" svg:x1="6cm" svg:y1="10.5cm" svg:x2="5.5cm" svg:y2="12.5cm">
          <text:p/>
        </draw:line>
        <draw:line draw:style-name="gr2" draw:text-style-name="P1" draw:layer="layout" svg:x1="5cm" svg:y1="10cm" svg:x2="5cm" svg:y2="12.5cm">
          <text:p/>
        </draw:line>
        <draw:line draw:style-name="gr2" draw:text-style-name="P1" draw:layer="layout" svg:x1="4cm" svg:y1="9.5cm" svg:x2="4.5cm" svg:y2="12.5cm">
          <text:p/>
        </draw:line>
        <draw:custom-shape draw:style-name="gr1" draw:text-style-name="P1" draw:layer="layout" svg:width="3.5cm" svg:height="1.5cm" svg:x="2.5cm" svg:y="8cm">
          <text:p text:style-name="P1">Rails (thin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3.5cm" svg:y="8.5cm">
          <text:p text:style-name="P1">Rails (th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.5cm" svg:x="4.5cm" svg:y="9cm">
          <text:p text:style-name="P1">Rails (thi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.5cm" svg:x="5.5cm" svg:y="9.5cm">
          <text:p text:style-name="P1">Rails (thin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cm" svg:y1="7cm" svg:x2="4cm" svg:y2="8cm">
          <text:p/>
        </draw:line>
        <draw:line draw:style-name="gr2" draw:text-style-name="P1" draw:layer="layout" svg:x1="5.5cm" svg:y1="7cm" svg:x2="5cm" svg:y2="8.5cm">
          <text:p/>
        </draw:line>
        <draw:line draw:style-name="gr2" draw:text-style-name="P1" draw:layer="layout" svg:x1="6cm" svg:y1="7cm" svg:x2="6cm" svg:y2="9cm">
          <text:p/>
        </draw:line>
        <draw:line draw:style-name="gr2" draw:text-style-name="P1" draw:layer="layout" svg:x1="6.5cm" svg:y1="7cm" svg:x2="7cm" svg:y2="9.5cm">
          <text:p/>
        </draw:line>
        <draw:custom-shape draw:style-name="gr1" draw:text-style-name="P1" draw:layer="layout" svg:width="3.5cm" svg:height="1.5cm" svg:x="13cm" svg:y="6.5cm">
          <text:p text:style-name="P1">rinda_ts</text:p>
          <text:p text:style-name="P1"><text:span text:style-name="T1">Tuple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5cm" svg:y1="8cm" svg:x2="12.5cm" svg:y2="9cm">
          <text:p/>
        </draw:line>
        <draw:line draw:style-name="gr3" draw:text-style-name="P1" draw:layer="layout" svg:x1="14.5cm" svg:y1="8cm" svg:x2="12.5cm" svg:y2="12.5cm">
          <text:p/>
        </draw:line>
        <draw:line draw:style-name="gr3" draw:text-style-name="P1" draw:layer="layout" svg:x1="16.5cm" svg:y1="9cm" svg:x2="14.5cm" svg:y2="8cm">
          <text:p/>
        </draw:line>
        <draw:line draw:style-name="gr3" draw:text-style-name="P1" draw:layer="layout" svg:x1="16.5cm" svg:y1="12.5cm" svg:x2="14.5cm" svg:y2="8cm">
          <text:p/>
        </draw:line>
        <draw:line draw:style-name="gr3" draw:text-style-name="P1" draw:layer="layout" svg:x1="20.5cm" svg:y1="12.5cm" svg:x2="14.5cm" svg:y2="8cm">
          <text:p/>
        </draw:line>
        <draw:custom-shape draw:style-name="gr1" draw:text-style-name="P1" draw:layer="layout" svg:width="4cm" svg:height="1.5cm" svg:x="15cm" svg:y="9cm">
          <text:p text:style-name="P1">rinda_worker</text:p>
          <text:p text:style-name="P1"><text:span text:style-name="T1">Cron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" draw:layer="layout" svg:width="4cm" svg:height="1.5cm" svg:x="10.5cm" svg:y="12.5cm">
          <text:p text:style-name="P1">rinda_worker</text:p>
          <text:p text:style-name="P1"><text:span text:style-name="T1">Sync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035cm" svg:height="1.5cm" svg:x="10.5cm" svg:y="9cm">
          <text:p text:style-name="P1">rinda_worker</text:p>
          <text:p text:style-name="P1"><text:span text:style-name="T1">Logger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4cm" svg:height="1.5cm" svg:x="15cm" svg:y="12.5cm">
          <text:p text:style-name="P1">rinda_worker</text:p>
          <text:p text:style-name="P1"><text:span text:style-name="T1">Infoblox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4cm" svg:height="1.5cm" svg:x="19.4cm" svg:y="12.5cm">
          <text:p text:style-name="P1">rinda_worker</text:p>
          <text:p text:style-name="P1"><text:span text:style-name="T1">Switch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5cm" svg:y1="10.5cm" svg:x2="13.5cm" svg:y2="12.5cm">
          <text:p/>
        </draw:line>
        <draw:frame draw:style-name="gr4" draw:text-style-name="P2" draw:layer="layout" svg:width="3.549cm" svg:height="0.823cm" svg:x="11cm" svg:y="11cm">
          <draw:text-box>
            <text:p text:style-name="P2">Call per 2min.</text:p>
          </draw:text-box>
        </draw:frame>
        <draw:connector draw:style-name="gr2" draw:text-style-name="P1" draw:layer="layout" draw:type="curve" draw:line-skew="0.249cm" svg:x1="12.5cm" svg:y1="14cm" svg:x2="17cm" svg:y2="14cm" draw:start-shape="id1" draw:start-glue-point="2" draw:end-shape="id2" draw:end-glue-point="2" svg:d="m12500 14000c0 1125 4500 1125 4500 0">
          <text:p/>
        </draw:connector>
        <draw:connector draw:style-name="gr2" draw:text-style-name="P1" draw:layer="layout" draw:type="curve" draw:line-skew="0.749cm" svg:x1="12.5cm" svg:y1="14cm" svg:x2="21.4cm" svg:y2="14cm" draw:start-shape="id1" draw:start-glue-point="2" draw:end-shape="id3" draw:end-glue-point="2" svg:d="m12500 14000c0 1875 8900 1875 8900 0">
          <text:p/>
        </draw:connector>
        <draw:line draw:style-name="gr2" draw:text-style-name="P1" draw:layer="layout" svg:x1="10.5cm" svg:y1="13.5cm" svg:x2="7cm" svg:y2="13.5cm">
          <text:p/>
        </draw:line>
        <draw:frame draw:style-name="gr4" draw:text-style-name="P2" draw:layer="layout" svg:width="2.397cm" svg:height="1.395cm" svg:x="7.603cm" svg:y="12cm">
          <draw:text-box>
            <text:p text:style-name="P2">Check</text:p>
            <text:p text:style-name="P2">updates.</text:p>
          </draw:text-box>
        </draw:frame>
        <draw:frame draw:style-name="gr4" draw:text-style-name="P2" draw:layer="layout" svg:width="3.248cm" svg:height="1.395cm" svg:x="10.1cm" svg:y="14.505cm">
          <draw:text-box>
            <text:p text:style-name="P2">Call if there</text:p>
            <text:p text:style-name="P2">are updates.</text:p>
          </draw:text-box>
        </draw:frame>
        <draw:custom-shape draw:style-name="gr5" draw:text-style-name="P1" draw:layer="layout" svg:width="2cm" svg:height="2cm" svg:x="4.5cm" svg:y="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1" draw:layer="layout" svg:x1="5.5cm" svg:y1="3.5cm" svg:x2="5.5cm" svg:y2="5.5cm">
          <text:p/>
        </draw:line>
        <draw:frame draw:style-name="gr6" draw:layer="layout" svg:width="2.054cm" svg:height="1cm" svg:x="6.446cm" svg:y="2.5cm">
          <draw:text-box>
            <text:p>users</text:p>
          </draw:text-box>
        </draw:frame>
        <draw:custom-shape draw:style-name="gr7" draw:text-style-name="P1" draw:layer="layout" svg:width="4cm" svg:height="1.5cm" svg:x="15cm" svg:y="17.5cm">
          <text:p text:style-name="P1">Infoblox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cm" svg:y1="14cm" svg:x2="17cm" svg:y2="17.5cm">
          <text:p/>
        </draw:line>
        <draw:frame draw:style-name="gr8" draw:text-style-name="P2" draw:layer="layout" svg:width="3cm" svg:height="1.395cm" svg:x="17cm" svg:y="15.5cm">
          <draw:text-box>
            <text:p text:style-name="P2"><text:span text:style-name="T2">Perl API</text:span></text:p>
            <text:p text:style-name="P2"><text:span text:style-name="T2">infoblox.pl</text:span></text:p>
          </draw:text-box>
        </draw:frame>
        <draw:custom-shape draw:style-name="gr7" draw:text-style-name="P1" draw:layer="layout" svg:width="4cm" svg:height="1.5cm" svg:x="19.5cm" svg:y="17.5cm">
          <text:p text:style-name="P1">Apresi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5cm" svg:x="20cm" svg:y="18cm">
          <text:p text:style-name="P1">Apresi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5cm" svg:x="20.5cm" svg:y="18.5cm">
          <text:p text:style-name="P1">Apresia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5cm" svg:y1="14cm" svg:x2="21.5cm" svg:y2="17.5cm">
          <text:p/>
        </draw:line>
        <draw:line draw:style-name="gr2" draw:text-style-name="P1" draw:layer="layout" svg:x1="21.5cm" svg:y1="14cm" svg:x2="22cm" svg:y2="18cm">
          <text:p/>
        </draw:line>
        <draw:line draw:style-name="gr2" draw:text-style-name="P1" draw:layer="layout" svg:x1="21.5cm" svg:y1="14cm" svg:x2="22.5cm" svg:y2="18.5cm">
          <text:p/>
        </draw:line>
        <draw:frame draw:style-name="gr9" draw:text-style-name="P2" draw:layer="layout" svg:width="3.5cm" svg:height="0.823cm" svg:x="22cm" svg:y="15.5cm">
          <draw:text-box>
            <text:p text:style-name="P2"><text:span text:style-name="T2">SSH + TF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iragino Mincho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03T08:02:59</meta:creation-date>
    <dc:date>2010-09-03T08:40:13</dc:date>
    <meta:editing-duration>PT00H37M16S</meta:editing-duration>
    <meta:editing-cycles>8</meta:editing-cycles>
    <meta:generator>NeoOffice/3.1.1$Unix OpenOffice.org_project/Patch 2</meta:generator>
    <meta:document-statistic meta:object-count="45"/>
  </office:meta>
</office:document-meta>
</file>